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ee211" officeooo:paragraph-rsid="001ee211"/>
    </style:style>
    <style:style style:name="T1" style:family="text">
      <style:text-properties officeooo:rsid="001efa0d"/>
    </style:style>
    <style:style style:name="T2" style:family="text">
      <style:text-properties officeooo:rsid="002386e0"/>
    </style:style>
    <style:style style:name="T3" style:family="text">
      <style:text-properties officeooo:rsid="002888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8 Documentation</text:p>
      <text:p text:style-name="P1"><text:tab/>In this project we were required to make three different <text:span text:style-name="T3">queue</text:span> classes, two array based <text:span text:style-name="T3">queue</text:span>, and a node based <text:span text:style-name="T3">queue</text:span>. The first array based <text:span text:style-name="T3">queue</text:span> is <text:span text:style-name="T3">queue</text:span> stay, meaning that top is kept at 0 and elements are shuffled up and down the array when <text:span text:style-name="T3">enqueued</text:span> and <text:span text:style-name="T3">dequeued</text:span>. <text:span text:style-name="T1">The array based queue(wrap) moves the “front” and “rear” up and down the array corresponding with enqueue and dequeue allowing wrapping of the array. The biggest part of this project is learning how to use nodes to achieve the same thing as the array based queue along with managing to wrap arrays using the % operator.</text:span></text:p>
      <text:p text:style-name="P1"><text:tab/><text:span text:style-name="T1">The two array based queues are very similarly created starting with the constructors and the destructor. I then implemented enqueue, which with the stay array is done by adding each element to the end of the array and then setting rear to the end. With the wrap array I incremented rear up the array and added the value to the end. The node array creates a new node and adds the new value along with a pointer set to NULL until the next node is added and setting “rear” to the new node. Dequeue for the array based queues returns the value at 0 and then moves the values down in the array for stay. For wrap the value at front is returned and then it is moved down the array. The node based queue returns the value at the node and then moves front to the next node and deletes the dequeued node. The &lt;&lt; operator is responsible for going through the queue and printing out the data contained inside it. The == operator compares two queues to check if they are equal.</text:span></text:p>
      <text:p text:style-name="P1"><text:tab/><text:span text:style-name="T2">The most challenging part of this project was making sure that the array wrapped correctly and being able to check if the array was full or empty. It was also challenging manipulating the nodes because the queue can only be traversed in one direction as each node is only able to hold a pointer to the next node in the queue. It was also a small challenge to keep track of all the nodes created and making sure that I freed all the memory I assigned during the creation of nodes and temporary pointers.</text:span></text:p>
      <text:p text:style-name="P1"><text:tab/><text:span text:style-name="T2">If I was given more time I would aim to optimize the functions I created and make sure that everything worked as efficiently as possible without the extra use of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20:04:09.354281621</meta:creation-date>
    <dc:date>2016-04-13T19:47:29.699722017</dc:date>
    <meta:editing-duration>PT1H30M23S</meta:editing-duration>
    <meta:editing-cycles>9</meta:editing-cycles>
    <meta:generator>LibreOffice/4.2.8.2$Linux_X86_64 LibreOffice_project/420m0$Build-2</meta:generator>
    <meta:document-statistic meta:table-count="0" meta:image-count="0" meta:object-count="0" meta:page-count="1" meta:paragraph-count="5" meta:word-count="417" meta:character-count="2250" meta:non-whitespace-character-count="1834"/>
  </office:meta>
</office:document-meta>
</file>